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45cm" fo:min-width="4.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75cm" fo:min-width="4.1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cm" fo:min-width="3.9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75cm" fo:min-width="4.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35cm" fo:min-width="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2.7cm" svg:x="2.8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cm" svg:height="3cm" svg:x="3.1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2.4cm" svg:x="13.6cm" svg:y="4.5cm">
          <text:p text:style-name="P2">Or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cm" svg:height="3cm" svg:x="13.6cm" svg:y="10.4cm">
          <text:p text:style-name="P3">OrderIte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cm" svg:height="2.6cm" svg:x="13.7cm" svg:y="17.4cm">
          <text:p text:style-name="P2">Product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.5cm" svg:y1="10.4cm" svg:x2="5.5cm" svg:y2="6.8cm">
          <text:p/>
        </draw:line>
        <draw:line draw:style-name="gr6" draw:text-style-name="P4" draw:layer="layout" svg:x1="13.7cm" svg:y1="5.7cm" svg:x2="7.6cm" svg:y2="5.6cm">
          <text:p/>
        </draw:line>
        <draw:line draw:style-name="gr6" draw:text-style-name="P4" draw:layer="layout" svg:x1="16.1cm" svg:y1="10.6cm" svg:x2="16cm" svg:y2="6.7cm">
          <text:p/>
        </draw:line>
        <draw:line draw:style-name="gr6" draw:text-style-name="P4" draw:layer="layout" svg:x1="16.3cm" svg:y1="13.6cm" svg:x2="16.3cm" svg:y2="17.6cm">
          <text:p/>
        </draw:line>
        <draw:frame draw:style-name="gr7" draw:text-style-name="P5" draw:layer="layout" svg:width="4.549cm" svg:height="0.962cm" svg:x="3.3cm" svg:y="5.1cm">
          <draw:text-box>
            <text:p><text:s text:c="2"/>Customer</text:p>
          </draw:text-box>
        </draw:frame>
        <draw:frame draw:style-name="gr8" draw:text-style-name="P5" draw:layer="layout" svg:width="2.284cm" svg:height="0.962cm" svg:x="4.3cm" svg:y="11.3cm">
          <draw:text-box>
            <text:p>Awar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11:39:30.853418834</meta:creation-date>
    <dc:date>2021-06-21T12:54:43.455615492</dc:date>
    <meta:editing-duration>PT4M51S</meta:editing-duration>
    <meta:editing-cycles>1</meta:editing-cycles>
    <meta:document-statistic meta:object-count="11"/>
    <meta:generator>LibreOffice/6.4.7.2$Linux_X86_64 LibreOffice_project/40$Build-2</meta:generator>
  </office:meta>
</office:document-meta>
</file>